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7018" officeooo:paragraph-rsid="001a7018"/>
    </style:style>
    <style:style style:name="P5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T1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piari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Codice</text:p>
          </table:table-cell>
          <table:table-cell table:style-name="Table2.A1" office:value-type="string">
            <text:p text:style-name="P4">Codice identificativo Apirari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Numero Arnie</text:p>
          </table:table-cell>
          <table:table-cell table:style-name="Table2.A1" office:value-type="string">
            <text:p text:style-name="P4">Numero arnie dell’apiari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34:51.008935291</dc:date>
    <meta:editing-duration>PT6M55S</meta:editing-duration>
    <meta:editing-cycles>2</meta:editing-cycles>
    <meta:document-statistic meta:table-count="2" meta:image-count="0" meta:object-count="0" meta:page-count="1" meta:paragraph-count="36" meta:word-count="55" meta:character-count="386" meta:non-whitespace-character-count="367"/>
  </office:meta>
</office:document-meta>
</file>